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8000003570AF0109F2D3A5DB9.png" manifest:media-type="image/png"/>
  <manifest:file-entry manifest:full-path="Pictures/10000201000003FB000002E819644D39BB304C15.png" manifest:media-type="image/png"/>
  <manifest:file-entry manifest:full-path="Pictures/10000201000003D90000031B3CBEC433FE0E4FB0.png" manifest:media-type="image/png"/>
  <manifest:file-entry manifest:full-path="Pictures/1000020100000464000002BDC515FD103EC1CC9B.png" manifest:media-type="image/png"/>
  <manifest:file-entry manifest:full-path="Pictures/10000201000003FF000002C70AE5EB2132D88E5B.png" manifest:media-type="image/png"/>
  <manifest:file-entry manifest:full-path="Pictures/1000020100000404000002C40D80672B7A4EF145.png" manifest:media-type="image/png"/>
  <manifest:file-entry manifest:full-path="Pictures/100002010000048B0000029763304D0882691486.png" manifest:media-type="image/png"/>
  <manifest:file-entry manifest:full-path="Pictures/10000201000003F00000030A8C93A3C9A2B74D5D.png" manifest:media-type="image/png"/>
  <manifest:file-entry manifest:full-path="Pictures/100002010000048F0000031506CF5996F8921558.png" manifest:media-type="image/png"/>
  <manifest:file-entry manifest:full-path="Pictures/10000201000003DF00000369485D090EA8FBD8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c7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7cm" svg:height="22.996cm" draw:z-index="0"><draw:image xlink:href="Pictures/10000201000003DF00000369485D090EA8FBD81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width="17cm" svg:height="23.513cm" draw:z-index="1"><draw:image xlink:href="Pictures/100002010000048F0000031506CF5996F8921558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24.559cm" draw:z-index="2"><draw:image xlink:href="Pictures/10000201000003F00000030A8C93A3C9A2B74D5D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1" draw:name="Image4" text:anchor-type="char" svg:width="17cm" svg:height="22.763cm" draw:z-index="3"><draw:image xlink:href="Pictures/10000201000003FF000002C70AE5EB2132D88E5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text:soft-page-break/></text:p>
      <text:p text:style-name="Standard"><draw:frame draw:style-name="fr1" draw:name="Image5" text:anchor-type="char" svg:width="17cm" svg:height="21.359cm" draw:z-index="4"><draw:image xlink:href="Pictures/100002010000048B0000029763304D088269148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7cm" svg:height="22.521cm" draw:z-index="5"><draw:image xlink:href="Pictures/1000020100000464000002BDC515FD103EC1CC9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7" text:anchor-type="char" svg:width="17cm" svg:height="22.022cm" draw:z-index="6"><draw:image xlink:href="Pictures/10000201000003D90000031B3CBEC433FE0E4FB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8" text:anchor-type="char" svg:width="17cm" svg:height="23.703cm" draw:z-index="7"><draw:image xlink:href="Pictures/1000020100000404000002C40D80672B7A4EF145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9" text:anchor-type="char" svg:width="17cm" svg:height="22.199cm" draw:z-index="8"><draw:image xlink:href="Pictures/10000201000003FB000002E819644D39BB304C1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0" text:anchor-type="char" svg:width="17cm" svg:height="23.139cm" draw:z-index="9"><draw:image xlink:href="Pictures/10000201000003F8000003570AF0109F2D3A5DB9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2:13:59.189943347</meta:creation-date>
    <dc:date>2022-06-12T12:21:57.595739203</dc:date>
    <meta:editing-duration>PT7M59S</meta:editing-duration>
    <meta:editing-cycles>1</meta:editing-cycles>
    <meta:document-statistic meta:table-count="0" meta:image-count="10" meta:object-count="0" meta:page-count="11" meta:paragraph-count="0" meta:word-count="0" meta:character-count="0" meta:non-whitespace-character-count="0"/>
    <meta:generator>LibreOffice/6.4.7.2$Linux_X86_64 LibreOffice_project/40$Build-2</meta:generator>
  </office:meta>
</office:document-meta>
</file>